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8.701cm" svg:y="3.001cm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53:39.312428561</meta:creation-date>
    <dc:date>2023-02-09T09:23:35.268223834</dc:date>
    <meta:editing-duration>PT9M35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4.204cm" style:legend-expansion="high" chart:style-name="ch2"/>
        <chart:plot-area chart:style-name="ch3" table:cell-range-address="Sheet1.A1:Sheet1.B7" chart:data-source-has-labels="row" svg:x="0.319cm" svg:y="0.18cm" svg:width="12.799cm" svg:height="8.646cm">
          <chart:coordinate-region svg:x="0.939cm" svg:y="0.379cm" svg:width="11.99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7</svg:desc>
                </draw:g>
              </table:table-cell>
              <table:table-cell office:value-type="float" office:value="5">
                <text:p>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